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VILLASANTE JUAN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804980216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0031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ORI VILLASANTE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4980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ILCA OBLITAS, CLOTILDE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7959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23</text:p>
          </table:table-cell>
          <table:table-cell table:style-name="Tableau1.D2" office:value-type="string">
            <text:p text:style-name="P12">10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816626</text:p>
          </table:table-cell>
          <table:table-cell table:style-name="Tabla2.A2" office:value-type="string">
            <text:p text:style-name="P7">10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6:21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